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JetBrains Mono" svg:font-family="'JetBrains Mono', Menlo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824cm" fo:break-before="auto" fo:break-after="auto" table:align="margins" style:shadow="#808080 0.176cm -0.176cm"/>
    </style:style>
    <style:style style:name="Tabela1.A" style:family="table-column">
      <style:table-column-properties style:column-width="3.893cm" style:rel-column-width="15167*"/>
    </style:style>
    <style:style style:name="Tabela1.B" style:family="table-column">
      <style:table-column-properties style:column-width="2.226cm" style:rel-column-width="8673*"/>
    </style:style>
    <style:style style:name="Tabela1.C" style:family="table-column">
      <style:table-column-properties style:column-width="3.829cm" style:rel-column-width="14918*"/>
    </style:style>
    <style:style style:name="Tabela1.D" style:family="table-column">
      <style:table-column-properties style:column-width="3.357cm" style:rel-column-width="13074*"/>
    </style:style>
    <style:style style:name="Tabela1.E" style:family="table-column">
      <style:table-column-properties style:column-width="3.517cm" style:rel-column-width="1370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2" style:family="table">
      <style:table-properties style:width="6.694cm" table:align="left"/>
    </style:style>
    <style:style style:name="Tabela2.A" style:family="table-column">
      <style:table-column-properties style:column-width="6.694cm"/>
    </style:style>
    <style:style style:name="Tabela2.A1" style:family="table-cell">
      <style:table-cell-properties fo:background-color="#dddddd" fo:padding="0.097cm" fo:border="0.5pt solid #000000">
        <style:background-image/>
      </style:table-cell-properties>
    </style:style>
    <style:style style:name="Tabela3" style:family="table">
      <style:table-properties style:width="9.208cm" table:align="left"/>
    </style:style>
    <style:style style:name="Tabela3.A" style:family="table-column">
      <style:table-column-properties style:column-width="9.208cm"/>
    </style:style>
    <style:style style:name="Tabela3.A1" style:family="table-cell">
      <style:table-cell-properties fo:background-color="#cccccc" fo:padding="0.097cm" fo:border="0.5pt solid #000000">
        <style:background-image/>
      </style:table-cell-properties>
    </style:style>
    <style:style style:name="Tabela4" style:family="table">
      <style:table-properties style:width="6.694cm" table:align="left"/>
    </style:style>
    <style:style style:name="Tabela4.A" style:family="table-column">
      <style:table-column-properties style:column-width="6.694cm"/>
    </style:style>
    <style:style style:name="Tabela4.A1" style:family="table-cell">
      <style:table-cell-properties fo:background-color="#cccccc" fo:padding="0.097cm" fo:border="0.5pt solid #000000">
        <style:background-image/>
      </style:table-cell-properties>
    </style:style>
    <style:style style:name="Tabela5" style:family="table">
      <style:table-properties style:width="3.81cm" table:align="left"/>
    </style:style>
    <style:style style:name="Tabela5.A" style:family="table-column">
      <style:table-column-properties style:column-width="3.81cm"/>
    </style:style>
    <style:style style:name="Tabela5.A1" style:family="table-cell">
      <style:table-cell-properties fo:background-color="#b2b2b2" fo:padding="0.097cm" fo:border="0.5pt solid #000000">
        <style:background-image/>
      </style:table-cell-properties>
    </style:style>
    <style:style style:name="Tabela6" style:family="table">
      <style:table-properties style:width="5.106cm" table:align="left"/>
    </style:style>
    <style:style style:name="Tabela6.A" style:family="table-column">
      <style:table-column-properties style:column-width="5.106cm"/>
    </style:style>
    <style:style style:name="Tabela6.1" style:family="table-row">
      <style:table-row-properties style:min-row-height="3.413cm"/>
    </style:style>
    <style:style style:name="Tabela6.A1" style:family="table-cell">
      <style:table-cell-properties fo:background-color="#dddddd" fo:padding="0.097cm" fo:border="0.5pt solid #000000">
        <style:background-image/>
      </style:table-cell-properties>
    </style:style>
    <style:style style:name="Tabela7" style:family="table">
      <style:table-properties style:width="4.71cm" table:align="left"/>
    </style:style>
    <style:style style:name="Tabela7.A" style:family="table-column">
      <style:table-column-properties style:column-width="4.71cm"/>
    </style:style>
    <style:style style:name="Tabela7.A1" style:family="table-cell">
      <style:table-cell-properties fo:background-color="#cccccc" fo:padding="0.097cm" fo:border="0.5pt solid #000000">
        <style:background-image/>
      </style:table-cell-properties>
    </style:style>
    <style:style style:name="Tabela8" style:family="table">
      <style:table-properties style:width="17.806cm" fo:margin-left="0cm" table:align="left"/>
    </style:style>
    <style:style style:name="Tabela8.A" style:family="table-column">
      <style:table-column-properties style:column-width="17.806cm"/>
    </style:style>
    <style:style style:name="Tabela8.A1" style:family="table-cell">
      <style:table-cell-properties fo:background-color="#999999" fo:padding="0.097cm" fo:border="0.5pt solid #000000">
        <style:background-image/>
      </style:table-cell-properties>
    </style:style>
    <style:style style:name="P1" style:family="paragraph" style:parent-style-name="Standard">
      <style:paragraph-properties style:line-height-at-least="0.688cm"/>
      <style:text-properties fo:color="#000000" loext:opacity="100%" fo:font-weight="normal" officeooo:rsid="0013a29f" officeooo:paragraph-rsid="0013a29f" fo:background-color="transparent" style:font-weight-asian="normal" style:font-weight-complex="normal"/>
    </style:style>
    <style:style style:name="P2" style:family="paragraph" style:parent-style-name="Standard">
      <style:paragraph-properties style:line-height-at-least="0.688cm"/>
      <style:text-properties fo:color="#000000" loext:opacity="100%" fo:font-weight="normal" officeooo:paragraph-rsid="000d9f97" fo:background-color="transparent"/>
    </style:style>
    <style:style style:name="P3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fo:background-color="transparent"/>
    </style:style>
    <style:style style:name="P4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paragraph-rsid="00115faa" fo:background-color="transparent"/>
    </style:style>
    <style:style style:name="P5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3f0c6" officeooo:paragraph-rsid="0003f0c6" fo:background-color="transparent"/>
    </style:style>
    <style:style style:name="P6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63c6a" officeooo:paragraph-rsid="00063c6a" fo:background-color="transparent"/>
    </style:style>
    <style:style style:name="P7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83c5e" officeooo:paragraph-rsid="00083c5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9ef93" officeooo:paragraph-rsid="0009ef93" fo:background-color="transparent" style:font-weight-asian="normal" style:font-weight-complex="normal"/>
    </style:style>
    <style:style style:name="P9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af9f1" officeooo:paragraph-rsid="000af9f1" fo:background-color="transparent" style:font-weight-asian="normal" style:font-weight-complex="normal"/>
    </style:style>
    <style:style style:name="P10" style:family="paragraph" style:parent-style-name="Heading_20_2">
      <style:paragraph-properties style:line-height-at-least="0.688cm"/>
      <style:text-properties fo:color="#000000" loext:opacity="100%" style:font-name="JetBrains Mono" fo:font-size="12pt" fo:font-weight="normal" officeooo:rsid="001324d4" officeooo:paragraph-rsid="001324d4" fo:background-color="transparent" style:font-weight-asian="normal" style:font-weight-complex="normal"/>
    </style:style>
    <style:style style:name="P11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324d4" officeooo:paragraph-rsid="001324d4" fo:background-color="transparent" style:font-weight-asian="normal" style:font-weight-complex="normal"/>
    </style:style>
    <style:style style:name="P12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baa27" officeooo:paragraph-rsid="000baa27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baa27" officeooo:paragraph-rsid="000baaa4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ccc40" officeooo:paragraph-rsid="000ccc40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ccc40" officeooo:paragraph-rsid="000d9f97" fo:background-color="transparent" style:font-weight-asian="normal" style:font-weight-complex="normal"/>
    </style:style>
    <style:style style:name="P16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f7812" officeooo:paragraph-rsid="000f7812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3a29f" officeooo:paragraph-rsid="0013a29f" fo:background-color="transparent" style:font-weight-asian="normal" style:font-weight-complex="normal"/>
    </style:style>
    <style:style style:name="P18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4fd26" officeooo:paragraph-rsid="0014fd26" fo:background-color="transparent" style:font-weight-asian="normal" style:font-weight-complex="normal"/>
    </style:style>
    <style:style style:name="P19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5eeb6" officeooo:paragraph-rsid="0015eeb6" fo:background-color="transparent" style:font-weight-asian="normal" style:font-weight-complex="normal"/>
    </style:style>
    <style:style style:name="P20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865b9" officeooo:paragraph-rsid="001865b9" fo:background-color="transparent" style:font-weight-asian="normal" style:font-weight-complex="normal"/>
    </style:style>
    <style:style style:name="P21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88db6" officeooo:paragraph-rsid="00188db6" fo:background-color="transparent" style:font-weight-asian="normal" style:font-weight-complex="normal"/>
    </style:style>
    <style:style style:name="P22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971cc" officeooo:paragraph-rsid="001971cc" fo:background-color="transparent" style:font-weight-asian="normal" style:font-weight-complex="normal"/>
    </style:style>
    <style:style style:name="P23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b0cbb" officeooo:paragraph-rsid="001b0cbb" fo:background-color="transparent" style:font-weight-asian="normal" style:font-weight-complex="normal"/>
    </style:style>
    <style:style style:name="P24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ce30c" officeooo:paragraph-rsid="001ce30c" fo:background-color="transparent" style:font-weight-asian="normal" style:font-weight-complex="normal"/>
    </style:style>
    <style:style style:name="P25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paragraph-rsid="0003f0c6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3f0c6" officeooo:paragraph-rsid="0003f0c6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63c6a" officeooo:paragraph-rsid="00063c6a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baa27" officeooo:paragraph-rsid="000baa27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f7812" officeooo:paragraph-rsid="000f7812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3a29f" officeooo:paragraph-rsid="0013a29f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4fd26" officeooo:paragraph-rsid="0014fd26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5eeb6" officeooo:paragraph-rsid="0015eeb6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865b9" officeooo:paragraph-rsid="001865b9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88db6" officeooo:paragraph-rsid="00188db6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971cc" officeooo:paragraph-rsid="001971cc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b0cbb" officeooo:paragraph-rsid="001b0cbb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ce30c" officeooo:paragraph-rsid="001ce3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688cm"/>
      <style:text-properties fo:color="#000000" loext:opacity="100%" style:font-name="JetBrains Mono" fo:font-size="16pt" fo:font-weight="bold" officeooo:rsid="00083c5e" officeooo:paragraph-rsid="00083c5e" fo:background-color="transparent" style:font-size-asian="16pt" style:font-weight-asian="bold" style:font-size-complex="16pt" style:font-weight-complex="bold"/>
    </style:style>
    <style:style style:name="P41" style:family="paragraph" style:parent-style-name="Standard">
      <style:paragraph-properties style:line-height-at-least="0.688cm"/>
      <style:text-properties fo:color="#000000" loext:opacity="100%" style:font-name="JetBrains Mono" fo:font-size="14pt" fo:font-weight="bold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style:line-height-at-least="0.688cm"/>
      <style:text-properties fo:color="#000000" loext:opacity="100%" style:font-name="JetBrains Mono" fo:font-size="14pt" fo:font-weight="bold" officeooo:rsid="00083c5e" officeooo:paragraph-rsid="00083c5e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paragraph-properties style:line-height-at-least="0.688cm"/>
      <style:text-properties fo:color="#000000" loext:opacity="100%" fo:background-color="transparent"/>
    </style:style>
    <style:style style:name="P44" style:family="paragraph" style:parent-style-name="Standard">
      <style:text-properties fo:color="#000000" loext:opacity="100%" fo:background-color="transparent"/>
    </style:style>
    <style:style style:name="P45" style:family="paragraph" style:parent-style-name="Standard">
      <style:paragraph-properties style:line-height-at-least="0.688cm"/>
      <style:text-properties fo:color="#000000" loext:opacity="100%" fo:font-weight="bold" officeooo:rsid="000f7812" officeooo:paragraph-rsid="000f7812" fo:background-color="transparent" style:font-weight-asian="bold" style:font-weight-complex="bold"/>
    </style:style>
    <style:style style:name="P46" style:family="paragraph" style:parent-style-name="Preformatted_20_Text">
      <style:paragraph-properties fo:margin-top="0cm" fo:margin-bottom="0.499cm" style:contextual-spacing="false"/>
    </style:style>
    <style:style style:name="P47" style:family="paragraph" style:parent-style-name="Standard">
      <style:paragraph-properties style:line-height-at-least="0.688cm"/>
      <style:text-properties fo:font-weight="normal" officeooo:rsid="000baa27" officeooo:paragraph-rsid="000baaa4" style:font-weight-asian="normal" style:font-weight-complex="normal"/>
    </style:style>
    <style:style style:name="P48" style:family="paragraph" style:parent-style-name="Standard">
      <style:paragraph-properties style:line-height-at-least="0.688cm"/>
      <style:text-properties fo:font-weight="normal" officeooo:rsid="000baa27" officeooo:paragraph-rsid="000ccc40" style:font-weight-asian="normal" style:font-weight-complex="normal"/>
    </style:style>
    <style:style style:name="P49" style:family="paragraph" style:parent-style-name="Standard">
      <style:paragraph-properties style:line-height-at-least="0.688cm"/>
      <style:text-properties fo:font-weight="normal" officeooo:rsid="000baa27" officeooo:paragraph-rsid="000d9f97" style:font-weight-asian="normal" style:font-weight-complex="normal"/>
    </style:style>
    <style:style style:name="P50" style:family="paragraph" style:parent-style-name="Standard">
      <style:paragraph-properties style:line-height-at-least="0.688cm"/>
      <style:text-properties fo:font-weight="normal" officeooo:rsid="000ccc40" officeooo:paragraph-rsid="000d9f97" style:font-weight-asian="normal" style:font-weight-complex="normal"/>
    </style:style>
    <style:style style:name="P51" style:family="paragraph" style:parent-style-name="Standard">
      <style:paragraph-properties style:line-height-at-least="0.688cm"/>
      <style:text-properties fo:color="#e1e1e6" loext:opacity="100%" style:font-name="JetBrains Mono" fo:font-size="12pt" fo:font-weight="normal" fo:background-color="transparent"/>
    </style:style>
    <style:style style:name="P52" style:family="paragraph" style:parent-style-name="Standard">
      <style:paragraph-properties style:line-height-at-least="0.688cm"/>
      <style:text-properties fo:color="#e1e1e6" loext:opacity="100%" style:font-name="JetBrains Mono" fo:font-size="12pt" fo:font-weight="normal" officeooo:rsid="00063c6a" officeooo:paragraph-rsid="00063c6a" fo:background-color="transparent"/>
    </style:style>
    <style:style style:name="P53" style:family="paragraph" style:parent-style-name="Standard">
      <style:paragraph-properties style:line-height-at-least="0.688cm"/>
      <style:text-properties fo:color="#e1e1e6" loext:opacity="100%" style:font-name="Droid Sans Mono" fo:font-size="13.5pt" fo:font-weight="normal" officeooo:rsid="0014fd26" officeooo:paragraph-rsid="0014fd26" fo:background-color="transparent" style:font-weight-asian="normal" style:font-weight-complex="normal"/>
    </style:style>
    <style:style style:name="P54" style:family="paragraph" style:parent-style-name="Standard">
      <style:paragraph-properties style:line-height-at-least="0.794cm"/>
      <style:text-properties fo:color="#e1e1e6" loext:opacity="100%" style:font-name="Droid Sans Mono" fo:font-size="13.5pt" fo:font-weight="normal" fo:background-color="transparent"/>
    </style:style>
    <style:style style:name="P55" style:family="paragraph" style:parent-style-name="Standard">
      <style:paragraph-properties style:line-height-at-least="0.688cm"/>
      <style:text-properties officeooo:paragraph-rsid="000baa27"/>
    </style:style>
    <style:style style:name="P56" style:family="paragraph" style:parent-style-name="Standard">
      <style:paragraph-properties style:line-height-at-least="0.688cm"/>
      <style:text-properties officeooo:paragraph-rsid="001971cc"/>
    </style:style>
    <style:style style:name="P57" style:family="paragraph" style:parent-style-name="Standard">
      <style:paragraph-properties style:line-height-at-least="0.688cm"/>
      <style:text-properties fo:color="#2a6099" loext:opacity="100%" style:font-name="JetBrains Mono" fo:font-size="12pt" fo:font-weight="normal" officeooo:rsid="0003f0c6" officeooo:paragraph-rsid="0003f0c6" fo:background-color="transparent"/>
    </style:style>
    <style:style style:name="P58" style:family="paragraph" style:parent-style-name="Standard">
      <style:paragraph-properties style:line-height-at-least="0.794cm"/>
      <style:text-properties fo:color="#5a4b81" loext:opacity="100%" style:font-name="Droid Sans Mono" fo:font-size="13.5pt" fo:font-weight="normal" fo:background-color="transparent"/>
    </style:style>
    <style:style style:name="P59" style:family="paragraph" style:parent-style-name="Standard">
      <style:paragraph-properties style:line-height-at-least="0.794cm"/>
      <style:text-properties fo:color="#111111" loext:opacity="100%" style:font-name="Droid Sans Mono" fo:font-size="13.5pt" fo:font-weight="normal" fo:background-color="transparent"/>
    </style:style>
    <style:style style:name="P60" style:family="paragraph" style:parent-style-name="Standard">
      <style:paragraph-properties style:line-height-at-least="0.688cm"/>
      <style:text-properties fo:color="#55308d" loext:opacity="100%" style:font-name="JetBrains Mono" fo:font-size="12pt" fo:font-weight="normal" fo:background-color="transparent"/>
    </style:style>
    <style:style style:name="P61" style:family="paragraph" style:parent-style-name="Standard">
      <style:paragraph-properties style:line-height-at-least="0.794cm"/>
      <style:text-properties fo:background-color="transparent"/>
    </style:style>
    <style:style style:name="P62" style:family="paragraph" style:parent-style-name="Table_20_Contents">
      <style:text-properties style:font-name="JetBrains Mono" fo:font-size="12pt" officeooo:rsid="000af9f1" officeooo:paragraph-rsid="000af9f1"/>
    </style:style>
    <style:style style:name="P63" style:family="paragraph" style:parent-style-name="Table_20_Contents">
      <style:text-properties style:font-name="JetBrains Mono" fo:font-size="12pt" fo:font-style="italic" officeooo:rsid="000af9f1" officeooo:paragraph-rsid="000af9f1" style:font-style-asian="italic" style:font-style-complex="italic"/>
    </style:style>
    <style:style style:name="P64" style:family="paragraph" style:parent-style-name="Standard">
      <style:text-properties style:font-name="JetBrains Mono" fo:font-size="12pt"/>
    </style:style>
    <style:style style:name="P65" style:family="paragraph" style:parent-style-name="Table_20_Contents">
      <style:text-properties style:font-name="JetBrains Mono" fo:font-size="12pt" fo:font-style="normal" officeooo:rsid="000af9f1" officeooo:paragraph-rsid="000af9f1" style:font-style-asian="normal" style:font-style-complex="normal"/>
    </style:style>
    <style:style style:name="P66" style:family="paragraph" style:parent-style-name="Table_20_Contents">
      <style:text-properties style:font-name="JetBrains Mono" fo:font-size="12pt"/>
    </style:style>
    <style:style style:name="P67" style:family="paragraph" style:parent-style-name="Table_20_Contents">
      <style:text-properties style:font-name="JetBrains Mono" fo:font-size="12pt" officeooo:paragraph-rsid="001aaf9d"/>
    </style:style>
    <style:style style:name="P68" style:family="paragraph" style:parent-style-name="Table_20_Contents">
      <style:text-properties style:font-name="JetBrains Mono" fo:font-size="12pt" officeooo:rsid="001ce30c" officeooo:paragraph-rsid="001ce30c"/>
    </style:style>
    <style:style style:name="P69" style:family="paragraph" style:parent-style-name="Standard" style:list-style-name="L1">
      <style:paragraph-properties style:line-height-at-least="0.688cm"/>
      <style:text-properties officeooo:paragraph-rsid="0003f0c6"/>
    </style:style>
    <style:style style:name="P70" style:family="paragraph" style:parent-style-name="Standard" style:list-style-name="L1">
      <style:paragraph-properties style:line-height-at-least="0.688cm"/>
      <style:text-properties fo:color="#000000" loext:opacity="100%" style:font-name="JetBrains Mono" fo:font-size="12pt" fo:font-weight="normal" officeooo:rsid="0003f0c6" officeooo:paragraph-rsid="0003f0c6" fo:background-color="transparent"/>
    </style:style>
    <style:style style:name="P71" style:family="paragraph" style:parent-style-name="Standard" style:list-style-name="L2">
      <style:paragraph-properties style:line-height-at-least="0.688cm"/>
      <style:text-properties fo:color="#000000" loext:opacity="100%" style:font-name="JetBrains Mono" fo:font-size="12pt" fo:font-weight="normal" officeooo:rsid="0003f0c6" officeooo:paragraph-rsid="0003f0c6" fo:background-color="transparent"/>
    </style:style>
    <style:style style:name="P72" style:family="paragraph" style:parent-style-name="Standard" style:list-style-name="L5">
      <style:paragraph-properties style:line-height-at-least="0.688cm"/>
      <style:text-properties fo:color="#000000" loext:opacity="100%" style:font-name="JetBrains Mono" fo:font-size="12pt" fo:font-weight="normal" officeooo:rsid="00063c6a" officeooo:paragraph-rsid="00063c6a" fo:background-color="transparent"/>
    </style:style>
    <style:style style:name="P73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865b9" officeooo:paragraph-rsid="001865b9" fo:background-color="transparent" style:font-weight-asian="normal" style:font-weight-complex="normal"/>
    </style:style>
    <style:style style:name="P74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88db6" officeooo:paragraph-rsid="00188db6" fo:background-color="transparent" style:font-weight-asian="normal" style:font-weight-complex="normal"/>
    </style:style>
    <style:style style:name="P75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b0cbb" officeooo:paragraph-rsid="001b0cbb" fo:background-color="transparent" style:font-weight-asian="normal" style:font-weight-complex="normal"/>
    </style:style>
    <style:style style:name="P76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1f4ac0" officeooo:paragraph-rsid="001f4ac0" fo:background-color="transparent" style:font-weight-asian="normal" style:font-weight-complex="normal"/>
    </style:style>
    <style:style style:name="P77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209185" officeooo:paragraph-rsid="00209185" fo:background-color="transparent" style:font-weight-asian="normal" style:font-weight-complex="normal"/>
    </style:style>
    <style:style style:name="P78" style:family="paragraph" style:parent-style-name="Standard" style:list-style-name="L5">
      <style:paragraph-properties style:line-height-at-least="0.688cm"/>
      <style:text-properties fo:color="#000000" loext:opacity="100%" style:font-name="JetBrains Mono" fo:font-size="12pt" fo:font-weight="bold" officeooo:rsid="00063c6a" officeooo:paragraph-rsid="00063c6a" fo:background-color="transparent" style:font-weight-asian="bold" style:font-weight-complex="bold"/>
    </style:style>
    <style:style style:name="P79" style:family="paragraph" style:parent-style-name="Standard" style:list-style-name="L6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80" style:family="paragraph" style:parent-style-name="Standard" style:list-style-name="L7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81" style:family="paragraph" style:parent-style-name="Standard" style:list-style-name="L8">
      <style:paragraph-properties style:line-height-at-least="0.688cm"/>
      <style:text-properties fo:color="#000000" loext:opacity="100%" style:font-name="JetBrains Mono" fo:font-size="12pt" fo:font-weight="bold" officeooo:rsid="000baa27" officeooo:paragraph-rsid="000baa27" fo:background-color="transparent" style:font-weight-asian="bold" style:font-weight-complex="bold"/>
    </style:style>
    <style:style style:name="P82" style:family="paragraph" style:parent-style-name="Standard" style:list-style-name="L9">
      <style:paragraph-properties style:line-height-at-least="0.688cm"/>
      <style:text-properties fo:color="#000000" loext:opacity="100%" style:font-name="JetBrains Mono" fo:font-size="12pt" fo:font-weight="bold" officeooo:rsid="000baa27" officeooo:paragraph-rsid="000baa27" fo:background-color="transparent" style:font-weight-asian="bold" style:font-weight-complex="bold"/>
    </style:style>
    <style:style style:name="P83" style:family="paragraph" style:parent-style-name="Standard" style:list-style-name="L10">
      <style:paragraph-properties style:line-height-at-least="0.688cm"/>
      <style:text-properties fo:color="#000000" loext:opacity="100%" style:font-name="JetBrains Mono" fo:font-size="12pt" fo:font-weight="bold" officeooo:rsid="001865b9" officeooo:paragraph-rsid="001865b9" fo:background-color="transparent" style:font-weight-asian="bold" style:font-weight-complex="bold"/>
    </style:style>
    <style:style style:name="P84" style:family="paragraph" style:parent-style-name="Standard" style:list-style-name="L11">
      <style:paragraph-properties style:line-height-at-least="0.688cm"/>
      <style:text-properties fo:color="#000000" loext:opacity="100%" style:font-name="JetBrains Mono" fo:font-size="12pt" fo:font-weight="bold" officeooo:rsid="001865b9" officeooo:paragraph-rsid="001865b9" fo:background-color="transparent" style:font-weight-asian="bold" style:font-weight-complex="bold"/>
    </style:style>
    <style:style style:name="P85" style:family="paragraph" style:parent-style-name="Standard" style:list-style-name="L12">
      <style:paragraph-properties style:line-height-at-least="0.688cm"/>
      <style:text-properties fo:color="#000000" loext:opacity="100%" style:font-name="JetBrains Mono" fo:font-size="12pt" fo:font-weight="bold" officeooo:rsid="001865b9" officeooo:paragraph-rsid="001865b9" fo:background-color="transparent" style:font-weight-asian="bold" style:font-weight-complex="bold"/>
    </style:style>
    <style:style style:name="P86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88db6" officeooo:paragraph-rsid="00188db6" fo:background-color="transparent" style:font-weight-asian="bold" style:font-weight-complex="bold"/>
    </style:style>
    <style:style style:name="P87" style:family="paragraph" style:parent-style-name="Standard" style:list-style-name="L13">
      <style:paragraph-properties style:line-height-at-least="0.688cm"/>
      <style:text-properties fo:color="#000000" loext:opacity="100%" style:font-name="JetBrains Mono" fo:font-size="12pt" fo:font-weight="bold" officeooo:rsid="00188db6" officeooo:paragraph-rsid="00188db6" fo:background-color="transparent" style:font-weight-asian="bold" style:font-weight-complex="bold"/>
    </style:style>
    <style:style style:name="P88" style:family="paragraph" style:parent-style-name="Standard" style:list-style-name="L14">
      <style:paragraph-properties style:line-height-at-least="0.688cm"/>
      <style:text-properties fo:color="#000000" loext:opacity="100%" style:font-name="JetBrains Mono" fo:font-size="12pt" fo:font-weight="bold" officeooo:rsid="00188db6" officeooo:paragraph-rsid="00188db6" fo:background-color="transparent" style:font-weight-asian="bold" style:font-weight-complex="bold"/>
    </style:style>
    <style:style style:name="P89" style:family="paragraph" style:parent-style-name="Standard" style:list-style-name="L15">
      <style:paragraph-properties style:line-height-at-least="0.688cm"/>
      <style:text-properties fo:color="#000000" loext:opacity="100%" style:font-name="JetBrains Mono" fo:font-size="12pt" fo:font-weight="bold" officeooo:rsid="00188db6" officeooo:paragraph-rsid="00188db6" fo:background-color="transparent" style:font-weight-asian="bold" style:font-weight-complex="bold"/>
    </style:style>
    <style:style style:name="P90" style:family="paragraph" style:parent-style-name="Standard" style:list-style-name="L16">
      <style:paragraph-properties style:line-height-at-least="0.688cm"/>
      <style:text-properties fo:color="#000000" loext:opacity="100%" style:font-name="JetBrains Mono" fo:font-size="12pt" fo:font-weight="bold" officeooo:rsid="001971cc" officeooo:paragraph-rsid="001971cc" fo:background-color="transparent" style:font-weight-asian="bold" style:font-weight-complex="bold"/>
    </style:style>
    <style:style style:name="P91" style:family="paragraph" style:parent-style-name="Standard" style:list-style-name="L17">
      <style:paragraph-properties style:line-height-at-least="0.688cm"/>
      <style:text-properties fo:color="#000000" loext:opacity="100%" style:font-name="JetBrains Mono" fo:font-size="12pt" fo:font-weight="bold" officeooo:rsid="001971cc" officeooo:paragraph-rsid="001971cc" fo:background-color="transparent" style:font-weight-asian="bold" style:font-weight-complex="bold"/>
    </style:style>
    <style:style style:name="P92" style:family="paragraph" style:parent-style-name="Standard" style:list-style-name="L18">
      <style:paragraph-properties style:line-height-at-least="0.688cm"/>
      <style:text-properties fo:color="#000000" loext:opacity="100%" style:font-name="JetBrains Mono" fo:font-size="12pt" fo:font-weight="bold" officeooo:rsid="001971cc" officeooo:paragraph-rsid="001971cc" fo:background-color="transparent" style:font-weight-asian="bold" style:font-weight-complex="bold"/>
    </style:style>
    <style:style style:name="P93" style:family="paragraph" style:parent-style-name="Standard" style:list-style-name="L19">
      <style:paragraph-properties style:line-height-at-least="0.688cm"/>
      <style:text-properties fo:color="#000000" loext:opacity="100%" style:font-name="JetBrains Mono" fo:font-size="12pt" fo:font-weight="bold" officeooo:rsid="001b0cbb" officeooo:paragraph-rsid="001b0cbb" fo:background-color="transparent" style:font-weight-asian="bold" style:font-weight-complex="bold"/>
    </style:style>
    <style:style style:name="P94" style:family="paragraph" style:parent-style-name="Standard" style:list-style-name="L20">
      <style:paragraph-properties style:line-height-at-least="0.688cm"/>
      <style:text-properties fo:color="#000000" loext:opacity="100%" style:font-name="JetBrains Mono" fo:font-size="12pt" fo:font-weight="bold" officeooo:rsid="001b0cbb" officeooo:paragraph-rsid="001b0cbb" fo:background-color="transparent" style:font-weight-asian="bold" style:font-weight-complex="bold"/>
    </style:style>
    <style:style style:name="P95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b0cbb" officeooo:paragraph-rsid="001b0cbb" fo:background-color="transparent" style:font-weight-asian="bold" style:font-weight-complex="bold"/>
    </style:style>
    <style:style style:name="P96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1f4ac0" officeooo:paragraph-rsid="001f4ac0" fo:background-color="transparent" style:font-weight-asian="bold" style:font-weight-complex="bold"/>
    </style:style>
    <style:style style:name="P97" style:family="paragraph" style:parent-style-name="Standard" style:list-style-name="L21">
      <style:paragraph-properties style:line-height-at-least="0.688cm"/>
      <style:text-properties fo:color="#000000" loext:opacity="100%" style:font-name="JetBrains Mono" fo:font-size="12pt" fo:font-weight="bold" officeooo:rsid="001f4ac0" officeooo:paragraph-rsid="001f4ac0" fo:background-color="transparent" style:font-weight-asian="bold" style:font-weight-complex="bold"/>
    </style:style>
    <style:style style:name="P98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209185" officeooo:paragraph-rsid="00209185" fo:background-color="transparent" style:font-weight-asian="bold" style:font-weight-complex="bold"/>
    </style:style>
    <style:style style:name="P99" style:family="paragraph" style:parent-style-name="Standard" style:list-style-name="L22">
      <style:paragraph-properties style:line-height-at-least="0.688cm"/>
      <style:text-properties fo:color="#000000" loext:opacity="100%" style:font-name="JetBrains Mono" fo:font-size="12pt" fo:font-weight="bold" officeooo:rsid="00209185" officeooo:paragraph-rsid="00209185" fo:background-color="transparent" style:font-weight-asian="bold" style:font-weight-complex="bold"/>
    </style:style>
    <style:style style:name="P100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23b7df" officeooo:paragraph-rsid="0023b7df" fo:background-color="transparent" style:font-weight-asian="bold" style:font-weight-complex="bold"/>
    </style:style>
    <style:style style:name="P101" style:family="paragraph" style:parent-style-name="Standard" style:list-style-name="L3">
      <style:paragraph-properties style:line-height-at-least="0.688cm"/>
      <style:text-properties fo:color="#000000" loext:opacity="100%" style:font-name="JetBrains Mono" fo:font-size="16pt" fo:font-weight="normal" officeooo:rsid="00083c5e" officeooo:paragraph-rsid="00083c5e" fo:background-color="transparent" style:font-size-asian="16pt" style:font-weight-asian="normal" style:font-size-complex="16pt" style:font-weight-complex="normal"/>
    </style:style>
    <style:style style:name="P102" style:family="paragraph" style:parent-style-name="Standard" style:list-style-name="L4">
      <style:paragraph-properties style:line-height-at-least="0.688cm"/>
      <style:text-properties fo:color="#000000" loext:opacity="100%" style:font-name="JetBrains Mono" fo:font-size="16pt" fo:font-weight="normal" officeooo:rsid="00083c5e" officeooo:paragraph-rsid="00083c5e" fo:background-color="transparent" style:font-size-asian="16pt" style:font-weight-asian="normal" style:font-size-complex="16pt" style:font-weight-complex="normal"/>
    </style:style>
    <style:style style:name="P103" style:family="paragraph" style:parent-style-name="Standard">
      <style:text-properties fo:color="#e1e1e6" loext:opacity="100%" style:font-name="Droid Sans Mono" fo:font-size="13.5pt" fo:font-weight="normal" fo:background-color="transparent"/>
    </style:style>
    <style:style style:name="P104" style:family="paragraph" style:parent-style-name="Standard">
      <style:paragraph-properties style:line-height-at-least="0.794cm"/>
      <style:text-properties fo:color="#e1e1e6" loext:opacity="100%" style:font-name="Droid Sans Mono" fo:font-size="13.5pt" fo:font-weight="normal" fo:background-color="transparent"/>
    </style:style>
    <style:style style:name="P105" style:family="paragraph" style:parent-style-name="Standard">
      <style:paragraph-properties style:line-height-at-least="0.794cm"/>
      <style:text-properties fo:color="#5a4b81" loext:opacity="100%" style:font-name="Droid Sans Mono" fo:font-size="13.5pt" fo:font-weight="normal" fo:background-color="transparent"/>
    </style:style>
    <style:style style:name="P106" style:family="paragraph" style:parent-style-name="Standard">
      <style:paragraph-properties style:line-height-at-least="0.794cm"/>
      <style:text-properties fo:background-color="transparent"/>
    </style:style>
    <style:style style:name="P107" style:family="paragraph" style:parent-style-name="Table_20_Contents">
      <style:text-properties style:font-name="JetBrains Mono" fo:font-size="12pt"/>
    </style:style>
    <style:style style:name="P108" style:family="paragraph" style:parent-style-name="Table_20_Contents">
      <style:text-properties style:font-name="JetBrains Mono" fo:font-size="12pt" officeooo:rsid="001f4ac0" officeooo:paragraph-rsid="001f4ac0"/>
    </style:style>
    <style:style style:name="P109" style:family="paragraph" style:parent-style-name="Table_20_Contents">
      <style:text-properties style:font-name="JetBrains Mono" fo:font-size="12pt" officeooo:rsid="00209185" officeooo:paragraph-rsid="00209185"/>
    </style:style>
    <style:style style:name="P110" style:family="paragraph" style:parent-style-name="Table_20_Contents">
      <style:text-properties fo:color="#8e86ae" loext:opacity="100%" style:font-name="JetBrains Mono" fo:font-size="12pt" officeooo:rsid="001f4ac0" officeooo:paragraph-rsid="001f4ac0"/>
    </style:style>
    <style:style style:name="P111" style:family="paragraph" style:parent-style-name="Table_20_Contents">
      <style:text-properties fo:color="#8e86ae" loext:opacity="100%" style:font-name="JetBrains Mono" fo:font-size="12pt"/>
    </style:style>
    <style:style style:name="P112" style:family="paragraph" style:parent-style-name="Table_20_Contents">
      <style:text-properties fo:color="#729fcf" loext:opacity="100%" style:font-name="JetBrains Mono" fo:font-size="12pt" officeooo:rsid="00209185" officeooo:paragraph-rsid="00209185"/>
    </style:style>
    <style:style style:name="P113" style:family="paragraph" style:parent-style-name="Table_20_Contents">
      <style:text-properties fo:color="#729fcf" loext:opacity="100%" style:font-name="JetBrains Mono" fo:font-size="12pt"/>
    </style:style>
    <style:style style:name="P114" style:family="paragraph">
      <style:paragraph-properties fo:text-align="center"/>
    </style:style>
    <style:style style:name="P115" style:family="paragraph">
      <loext:graphic-properties draw:fill-color="#afd095"/>
      <style:paragraph-properties fo:text-align="center"/>
    </style:style>
    <style:style style:name="P116" style:family="paragraph">
      <loext:graphic-properties draw:fill-color="#ffff6d"/>
      <style:paragraph-properties fo:text-align="center"/>
    </style:style>
    <style:style style:name="P117" style:family="paragraph">
      <loext:graphic-properties draw:fill-color="#ec9ba4"/>
      <style:paragraph-properties fo:text-align="center"/>
    </style:style>
    <style:style style:name="P118" style:family="paragraph">
      <loext:graphic-properties draw:fill-color="#dddddd"/>
      <style:paragraph-properties fo:text-align="center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JetBrains Mono" fo:font-size="12pt" fo:font-weight="normal" fo:background-color="transparent" loext:char-shading-value="0"/>
    </style:style>
    <style:style style:name="T3" style:family="text">
      <style:text-properties fo:color="#000000" loext:opacity="100%" style:font-name="JetBrains Mono" fo:font-size="12pt" fo:font-weight="normal" officeooo:rsid="0003f0c6" fo:background-color="transparent" loext:char-shading-value="0"/>
    </style:style>
    <style:style style:name="T4" style:family="text">
      <style:text-properties fo:color="#000000" loext:opacity="100%" style:font-name="JetBrains Mono" fo:font-size="12pt" fo:font-weight="normal" officeooo:rsid="000baa27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JetBrains Mono" fo:font-size="12pt" fo:font-weight="normal" officeooo:rsid="001971cc" fo:background-color="transparent" loext:char-shading-value="0" style:font-weight-asian="normal" style:font-weight-complex="normal"/>
    </style:style>
    <style:style style:name="T6" style:family="text">
      <style:text-properties fo:color="#000000" loext:opacity="100%" style:font-name="JetBrains Mono" fo:font-size="12pt" fo:font-weight="bold" officeooo:rsid="000baa27" fo:background-color="transparent" loext:char-shading-value="0" style:font-weight-asian="bold" style:font-weight-complex="bold"/>
    </style:style>
    <style:style style:name="T7" style:family="text">
      <style:text-properties fo:color="#000000" loext:opacity="100%" style:font-name="JetBrains Mono" fo:font-size="12pt" fo:background-color="transparent" loext:char-shading-value="0"/>
    </style:style>
    <style:style style:name="T8" style:family="text">
      <style:text-properties fo:color="#000000" loext:opacity="100%" style:font-name="JetBrains Mono" fo:font-size="12pt" officeooo:rsid="000ccc40" fo:background-color="transparent" loext:char-shading-value="0"/>
    </style:style>
    <style:style style:name="T9" style:family="text">
      <style:text-properties fo:color="#000000" loext:opacity="100%" style:font-name="JetBrains Mono" fo:font-size="10pt" officeooo:rsid="000ccc40" fo:background-color="transparent" loext:char-shading-value="0" style:font-size-asian="10pt" style:font-size-complex="10pt"/>
    </style:style>
    <style:style style:name="T10" style:family="text">
      <style:text-properties fo:color="#000000" loext:opacity="100%" style:font-name="JetBrains Mono" fo:font-size="10pt" officeooo:rsid="000d9f97" fo:background-color="transparent" loext:char-shading-value="0" style:font-size-asian="10pt" style:font-size-complex="10pt"/>
    </style:style>
    <style:style style:name="T11" style:family="text">
      <style:text-properties fo:color="#000000" loext:opacity="100%" style:font-name="JetBrains Mono" fo:font-size="10.5pt" officeooo:rsid="000d9f97" fo:background-color="transparent" loext:char-shading-value="0" style:font-size-asian="10.5pt" style:font-size-complex="10.5pt"/>
    </style:style>
    <style:style style:name="T12" style:family="text">
      <style:text-properties fo:color="#000000" loext:opacity="100%" officeooo:rsid="002273e1"/>
    </style:style>
    <style:style style:name="T13" style:family="text">
      <style:text-properties fo:color="#bf0041" loext:opacity="100%"/>
    </style:style>
    <style:style style:name="T14" style:family="text">
      <style:text-properties fo:color="#ff79c6" loext:opacity="100%"/>
    </style:style>
    <style:style style:name="T15" style:family="text">
      <style:text-properties fo:color="#ff79c6" loext:opacity="100%" style:font-name="JetBrains Mono" fo:font-size="12pt"/>
    </style:style>
    <style:style style:name="T16" style:family="text">
      <style:text-properties fo:color="#ff8000" loext:opacity="100%"/>
    </style:style>
    <style:style style:name="T17" style:family="text">
      <style:text-properties fo:color="#ff8000" loext:opacity="100%" style:font-name="JetBrains Mono" fo:font-size="12pt"/>
    </style:style>
    <style:style style:name="T18" style:family="text">
      <style:text-properties fo:color="#ff8000" loext:opacity="100%" officeooo:rsid="001aaf9d"/>
    </style:style>
    <style:style style:name="T19" style:family="text">
      <style:text-properties fo:color="#ff0000" loext:opacity="100%"/>
    </style:style>
    <style:style style:name="T20" style:family="text">
      <style:text-properties fo:color="#1e6a39" loext:opacity="100%"/>
    </style:style>
    <style:style style:name="T21" style:family="text">
      <style:text-properties fo:color="#1e6a39" loext:opacity="100%" fo:font-style="italic"/>
    </style:style>
    <style:style style:name="T22" style:family="text">
      <style:text-properties fo:color="#988bc7" loext:opacity="100%"/>
    </style:style>
    <style:style style:name="T23" style:family="text">
      <style:text-properties fo:color="#78d1e1" loext:opacity="100%"/>
    </style:style>
    <style:style style:name="T24" style:family="text">
      <style:text-properties fo:color="#127622" loext:opacity="100%"/>
    </style:style>
    <style:style style:name="T25" style:family="text">
      <style:text-properties fo:color="#127622" loext:opacity="100%" style:font-name="Liberation Serif" fo:font-size="12pt" fo:font-style="normal" fo:font-weight="normal" style:font-size-asian="12pt" style:font-style-asian="normal" style:font-weight-asian="normal"/>
    </style:style>
    <style:style style:name="T26" style:family="text">
      <style:text-properties fo:color="#127622" loext:opacity="100%" style:font-name="Liberation Serif" fo:font-style="normal" fo:font-weight="normal" style:font-size-asian="12pt" style:font-style-asian="normal" style:font-weight-asian="normal"/>
    </style:style>
    <style:style style:name="T27" style:family="text">
      <style:text-properties fo:color="#127622" loext:opacity="100%" officeooo:rsid="001aaf9d"/>
    </style:style>
    <style:style style:name="T28" style:family="text">
      <style:text-properties fo:color="#55308d" loext:opacity="100%"/>
    </style:style>
    <style:style style:name="T29" style:family="text">
      <style:text-properties fo:color="#2a6099" loext:opacity="100%"/>
    </style:style>
    <style:style style:name="T30" style:family="text">
      <style:text-properties officeooo:rsid="000ba64f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5faa" style:font-weight-asian="bold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115faa" style:font-size-asian="10pt" style:font-weight-asian="bold" style:font-size-complex="10pt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style:font-name="JetBrains Mono" fo:font-size="12pt"/>
    </style:style>
    <style:style style:name="T37" style:family="text">
      <style:text-properties style:font-name="JetBrains Mono" fo:font-size="12pt" officeooo:rsid="000ccc40" style:font-weight-asian="normal" style:font-weight-complex="normal"/>
    </style:style>
    <style:style style:name="T38" style:family="text">
      <style:text-properties style:font-name="JetBrains Mono" fo:font-size="12pt" officeooo:rsid="000ccc40"/>
    </style:style>
    <style:style style:name="T39" style:family="text">
      <style:text-properties fo:color="#ff3838" loext:opacity="100%"/>
    </style:style>
    <style:style style:name="T40" style:family="text">
      <style:text-properties fo:color="#ff3838" loext:opacity="100%" style:font-name="JetBrains Mono" fo:font-size="12pt"/>
    </style:style>
    <style:style style:name="T41" style:family="text">
      <style:text-properties fo:color="#ff3838" loext:opacity="100%" officeooo:rsid="001aaf9d"/>
    </style:style>
    <style:style style:name="T42" style:family="text">
      <style:text-properties fo:color="#3465a4" loext:opacity="100%"/>
    </style:style>
    <style:style style:name="T43" style:family="text">
      <style:text-properties fo:color="#3465a4" loext:opacity="100%" style:font-name="JetBrains Mono" fo:font-size="12pt"/>
    </style:style>
    <style:style style:name="T44" style:family="text">
      <style:text-properties fo:color="#d62e4e" loext:opacity="100%"/>
    </style:style>
    <style:style style:name="T45" style:family="text">
      <style:text-properties fo:color="#d62e4e" loext:opacity="100%" style:font-name="JetBrains Mono" fo:font-size="12pt"/>
    </style:style>
    <style:style style:name="T46" style:family="text">
      <style:text-properties fo:color="#e89e64" loext:opacity="100%" fo:font-style="italic"/>
    </style:style>
    <style:style style:name="T47" style:family="text">
      <style:text-properties fo:color="#ff4000" loext:opacity="100%"/>
    </style:style>
    <style:style style:name="T48" style:family="text">
      <style:text-properties fo:color="#800080" loext:opacity="100%"/>
    </style:style>
    <style:style style:name="T49" style:family="text">
      <style:text-properties fo:color="#800080" loext:opacity="100%" style:font-name="Liberation Serif" fo:font-size="12pt" fo:font-style="normal" fo:font-weight="normal" style:font-size-asian="12pt" style:font-style-asian="normal" style:font-weight-asian="normal"/>
    </style:style>
    <style:style style:name="T50" style:family="text">
      <style:text-properties fo:color="#c9211e" loext:opacity="100%" fo:font-weight="normal" style:font-weight-asian="normal" style:font-weight-complex="normal"/>
    </style:style>
    <style:style style:name="T51" style:family="text">
      <style:text-properties officeooo:rsid="001aaf9d"/>
    </style:style>
    <style:style style:name="T52" style:family="text">
      <style:text-properties fo:color="#5b277d" loext:opacity="100%"/>
    </style:style>
    <style:style style:name="T53" style:family="text">
      <style:text-properties fo:color="#5b277d" loext:opacity="100%" style:font-name="Liberation Serif" fo:font-size="12pt" fo:font-style="normal" fo:font-weight="normal" style:font-size-asian="12pt" style:font-style-asian="normal" style:font-weight-asian="normal"/>
    </style:style>
    <style:style style:name="T54" style:family="text">
      <style:text-properties fo:color="#5b277d" loext:opacity="100%" style:font-name="Liberation Serif" fo:font-style="normal" fo:font-weight="normal" style:font-size-asian="12pt" style:font-style-asian="normal" style:font-weight-asian="normal"/>
    </style:style>
    <style:style style:name="T55" style:family="text">
      <style:text-properties fo:color="#ff6d6d" loext:opacity="100%"/>
    </style:style>
    <style:style style:name="T56" style:family="text">
      <style:text-properties fo:color="#ff6d6d" loext:opacity="100%" style:font-name="Liberation Serif" fo:font-size="12pt" fo:font-style="normal" fo:font-weight="normal" style:font-size-asian="12pt" style:font-style-asian="normal" style:font-weight-asian="normal"/>
    </style:style>
    <style:style style:name="T5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8" style:family="text">
      <style:text-properties officeooo:rsid="001ce30c"/>
    </style:style>
    <style:style style:name="T59" style:family="text">
      <style:text-properties officeooo:rsid="001f4ac0"/>
    </style:style>
    <style:style style:name="T60" style:family="text">
      <style:text-properties fo:color="#77bc65" loext:opacity="100%"/>
    </style:style>
    <style:style style:name="T61" style:family="text">
      <style:text-properties officeooo:rsid="00209185"/>
    </style:style>
    <style:style style:name="T62" style:family="text">
      <style:text-properties fo:color="#6b5e9b" loext:opacity="100%"/>
    </style:style>
    <style:style style:name="T63" style:family="text">
      <style:text-properties fo:color="#3faf46" loext:opacity="100%"/>
    </style:style>
    <style:style style:name="T64" style:family="text">
      <style:text-properties fo:color="#5983b0" loext:opacity="100%"/>
    </style:style>
    <style:style style:name="T65" style:family="text">
      <style:text-properties fo:color="#67e480" loext:opacity="100%"/>
    </style:style>
    <style:style style:name="T66" style:family="text">
      <style:text-properties fo:color="#e7de79" loext:opacity="100%"/>
    </style:style>
    <style:style style:name="T67" style:family="text">
      <style:text-properties officeooo:rsid="002273e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699cm" fo:min-width="4.9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afd095" draw:textarea-horizontal-align="justify" draw:textarea-vertical-align="middle" draw:auto-grow-height="false" fo:min-height="3.81cm" fo:min-width="6.0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6d" draw:textarea-horizontal-align="justify" draw:textarea-vertical-align="middle" draw:auto-grow-height="false" fo:min-height="5.212cm" fo:min-width="7.0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ec9ba4" draw:textarea-horizontal-align="justify" draw:textarea-vertical-align="middle" draw:auto-grow-height="false" fo:min-height="6.35cm" fo:min-width="8.2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ddddd" draw:textarea-horizontal-align="justify" draw:textarea-vertical-align="middle" draw:auto-grow-height="false" fo:min-height="7.779cm" fo:min-width="9.8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59">Et </text:span>Introdução ao HTML</text:p>
      <text:p text:style-name="P3"/>
      <text:p text:style-name="P41">O que é HTML?</text:p>
      <text:p text:style-name="P43"/>
      <text:p text:style-name="P3">Estrutura de textos, criar links, imagens, videos, etc...</text:p>
      <text:p text:style-name="P43"/>
      <text:p text:style-name="P25">Hypertext Markup Language</text:p>
      <text:p text:style-name="P3">linguagem de marcação de texto</text:p>
      <text:p text:style-name="P44"/>
      <text:p text:style-name="P44"/>
      <text:p text:style-name="P26">Hypertext</text:p>
      <text:list xml:id="list658638497" text:style-name="L1">
        <text:list-item>
          <text:p text:style-name="P69"><text:span text:style-name="T2">H</text:span><text:span text:style-name="T3">i</text:span><text:span text:style-name="T2">pertext</text:span><text:span text:style-name="T3">o</text:span></text:p>
        </text:list-item>
        <text:list-item>
          <text:p text:style-name="P70">Texto que contém links</text:p>
        </text:list-item>
      </text:list>
      <text:p text:style-name="P5"/>
      <text:p text:style-name="P27">Markup</text:p>
      <text:p text:style-name="P5"/>
      <text:list xml:id="list311724379" text:style-name="L2">
        <text:list-item>
          <text:p text:style-name="P71">Marcação de texto</text:p>
        </text:list-item>
        <text:list-item>
          <text:p text:style-name="P71">Elemento HTML ou <text:span text:style-name="T13">tag</text:span></text:p>
        </text:list-item>
      </text:list>
      <text:p text:style-name="P5">Existem inúmeras tags e cada uma delas <text:s/>irão servir para um determinado propósito. Ex.:</text:p>
      <text:p text:style-name="P5">imagem, texto grande, link, parágrafo, etc…</text:p>
      <text:p text:style-name="P5"/>
      <text:p text:style-name="P27">Sintaxe de uma tag</text:p>
      <text:p text:style-name="P5"/>
      <text:p text:style-name="P5">Como escrevemos tags HTML?</text:p>
      <text:p text:style-name="P5"/>
      <text:p text:style-name="P5">&lt;<text:span text:style-name="T13">p</text:span>&gt;conteúdo&lt;/<text:span text:style-name="T13">p</text:span>&gt;</text:p>
      <text:p text:style-name="P57">&lt;!-- Aqui vem um comentário →</text:p>
      <text:p text:style-name="P57"/>
      <text:p text:style-name="P27">Atributos</text:p>
      <text:p text:style-name="P5"/>
      <text:p text:style-name="P5">Adicionam informações e/ou configurações á uma tag.</text:p>
      <text:p text:style-name="P5"/>
      <text:p text:style-name="P5">Como escrevemos atributos?</text:p>
      <text:p text:style-name="P5"/>
      <text:p text:style-name="P5">&lt;<text:span text:style-name="T19">a</text:span> <text:span text:style-name="T21">href</text:span><text:span text:style-name="T20">=</text:span><text:span text:style-name="T16">"https://rocketseat.com.br"</text:span>&gt;Ver site&lt;/<text:span text:style-name="T19">a</text:span>&gt;</text:p>
      <text:p text:style-name="P3">&lt;<text:span text:style-name="T19">img</text:span> <text:span text:style-name="T21">src</text:span><text:span text:style-name="T20">=</text:span><text:span text:style-name="T16">"image.jpg"</text:span> <text:span text:style-name="T21">alt</text:span><text:span text:style-name="T20">=</text:span><text:span text:style-name="T16">""</text:span>&gt;</text:p>
      <text:p text:style-name="P3"><text:soft-page-break/></text:p>
      <text:p text:style-name="P6"/>
      <text:p text:style-name="P40">Introdução ao CSS</text:p>
      <text:p text:style-name="P40"/>
      <text:p text:style-name="P42">O que é CSS?</text:p>
      <text:p text:style-name="P40"/>
      <text:list xml:id="list3867990519" text:style-name="L3">
        <text:list-item>
          <text:p text:style-name="P101">Estilos para HTML</text:p>
        </text:list-item>
        <text:list-item>
          <text:p text:style-name="P101">Cacading Style Sheets</text:p>
        </text:list-item>
      </text:list>
      <text:p text:style-name="P7">Folha de estilo em cascata</text:p>
      <text:list xml:id="list616604464" text:style-name="L4">
        <text:list-item>
          <text:p text:style-name="P102">Apresentação visual para cliente</text:p>
        </text:list-item>
      </text:list>
      <text:p text:style-name="P40"/>
      <text:p text:style-name="P6"/>
      <text:p text:style-name="P28">Declaration</text:p>
      <text:p text:style-name="P5"/>
      <text:list xml:id="list3681965484" text:style-name="L5">
        <text:list-item>
          <text:p text:style-name="P78">Declaração</text:p>
        </text:list-item>
      </text:list>
      <text:p text:style-name="P6">Pedaço de código que irá ditar as propriedades e valores a <text:s/>serem aplicadas a um elemento HTML.</text:p>
      <text:list xml:id="list234123471031614" text:continue-numbering="true" text:style-name="L5">
        <text:list-item>
          <text:p text:style-name="P72">Como escrevemos?</text:p>
        </text:list-item>
      </text:list>
      <text:p text:style-name="P52"><text:span text:style-name="T19">body</text:span><text:span text:style-name="T1">{</text:span></text:p>
      <text:p text:style-name="P51"><text:span text:style-name="T28">background</text:span><text:span text:style-name="T14">:</text:span> <text:span text:style-name="T24">black</text:span>;</text:p>
      <text:p text:style-name="P60">/** color: green; Esa linha será ignorada, ou seja, não terá efeito na página estando com asteristico e barra**/</text:p>
      <text:p text:style-name="P3">}</text:p>
      <text:p text:style-name="P6"/>
      <text:p text:style-name="P29">Cascading</text:p>
      <text:p text:style-name="P29"/>
      <text:list xml:id="list1140272128" text:style-name="L6">
        <text:list-item>
          <text:p text:style-name="P79">Cascata</text:p>
        </text:list-item>
      </text:list>
      <text:p text:style-name="P8">Quando há 2(ou mais) declarações a última será mais relevante</text:p>
      <text:p text:style-name="P8"/>
      <text:p text:style-name="P8"><text:span text:style-name="T19">body</text:span>{</text:p>
      <text:p text:style-name="P3"><text:span text:style-name="T28">background</text:span>: <text:span text:style-name="T29">red</text:span>;</text:p>
      <text:p text:style-name="P3">}</text:p>
      <text:p text:style-name="P3"><text:span text:style-name="T19">body</text:span>{</text:p>
      <text:p text:style-name="P3"><text:span text:style-name="T28">background</text:span>: <text:span text:style-name="T29">blue</text:span>;</text:p>
      <text:p text:style-name="P3">}</text:p>
      <text:p text:style-name="P8"/>
      <text:p text:style-name="P8"/>
      <text:p text:style-name="P29"><text:soft-page-break/>Specificity</text:p>
      <text:p text:style-name="P29"/>
      <text:list xml:id="list379389230" text:style-name="L7">
        <text:list-item>
          <text:p text:style-name="P80">Especifidade</text:p>
        </text:list-item>
      </text:list>
      <text:p text:style-name="P8">Cada seletor tem um peso e a soma dos pesos, será levada em conta para que a determinada declaração seja mais específica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62">#id{</text:p>
            <text:p text:style-name="P63">/*peso 100*/</text:p>
            <text:p text:style-name="P65">}</text:p>
          </table:table-cell>
          <table:table-cell table:style-name="Tabela1.B1" office:value-type="string">
            <text:p text:style-name="P62"/>
          </table:table-cell>
          <table:table-cell table:style-name="Tabela1.A1" office:value-type="string">
            <text:p text:style-name="P62">.class{</text:p>
            <text:p text:style-name="P63">/*peso 10*/</text:p>
            <text:p text:style-name="P65">}</text:p>
          </table:table-cell>
          <table:table-cell table:style-name="Tabela1.A1" office:value-type="string">
            <text:p text:style-name="P62"/>
          </table:table-cell>
          <table:table-cell table:style-name="Tabela1.B1" office:value-type="string">
            <text:p text:style-name="P62">#<text:span text:style-name="T30">element</text:span>{</text:p>
            <text:p text:style-name="P63">/*peso 1*/</text:p>
            <text:p text:style-name="P65">}</text:p>
          </table:table-cell>
        </table:table-row>
      </table:table>
      <text:p text:style-name="P8"/>
      <text:p text:style-name="P8"/>
      <text:p text:style-name="P9">A casata perde propriedade e é priorizada a especificidade da declaração</text:p>
      <text:p text:style-name="P9"/>
      <text:p text:style-name="P30">CSS Conceitos-Box Model</text:p>
      <text:p text:style-name="P30"/>
      <text:p text:style-name="P30">Box Model</text:p>
      <text:p text:style-name="P30"/>
      <text:list xml:id="list63032397" text:style-name="L8">
        <text:list-item>
          <text:p text:style-name="P81">Tudo são caixas</text:p>
        </text:list-item>
      </text:list>
      <text:p text:style-name="P55"><text:span text:style-name="T4">Todos os elementos</text:span><text:span text:style-name="T6"> </text:span><text:span text:style-name="T4">HTML</text:span><text:span text:style-name="T6"> </text:span><text:span text:style-name="T4">serão considerados uma caixa, assim como uma caixa de papaelão</text:span></text:p>
      <text:p text:style-name="P12"/>
      <text:list xml:id="list3555923700" text:style-name="L9">
        <text:list-item>
          <text:p text:style-name="P82">Caixas possuem determinadas propriedades</text:p>
        </text:list-item>
      </text:list>
      <text:p text:style-name="P12">Conteúdos, largura, altura, bordas, preenchimentos (espaço interno), espaçamento (espaço externo)</text:p>
      <text:p text:style-name="P13"><draw:custom-shape text:anchor-type="paragraph" draw:z-index="0" draw:name="Forma 1" draw:style-name="gr5" draw:text-style-name="P118" svg:width="9.87cm" svg:height="7.78cm" svg:x="3.062cm" svg:y="0.649cm"><text:p/><draw:enhanced-geometry svg:viewBox="0 0 21600 21600" draw:mirror-horizontal="false" draw:mirror-vertical="false" draw:type="rectangle" draw:enhanced-path="M 0 0 L 21600 0 21600 21600 0 21600 0 0 Z N"/></draw:custom-shape><text:s text:c="56"/></text:p>
      <text:p text:style-name="P48"><text:span text:style-name="T7"><text:s text:c="57"/></text:span><text:span text:style-name="T8">top</text:span><text:span text:style-name="T7"> <text:s text:c="90"/></text:span></text:p>
      <text:p text:style-name="P47"><draw:custom-shape text:anchor-type="paragraph" draw:z-index="1" draw:name="Forma 2" draw:style-name="gr4" draw:text-style-name="P117" svg:width="8.256cm" svg:height="6.351cm" svg:x="3.882cm" svg:y="0.12cm"><text:p/><draw:enhanced-geometry svg:viewBox="0 0 21600 21600" draw:type="rectangle" draw:enhanced-path="M 0 0 L 21600 0 21600 21600 0 21600 0 0 Z N"/></draw:custom-shape><text:span text:style-name="T7"><text:s text:c="55"/></text:span><text:span text:style-name="T8">margin</text:span><text:span text:style-name="T7"> <text:s text:c="67"/></text:span></text:p>
      <text:p text:style-name="P47"><draw:custom-shape text:anchor-type="paragraph" draw:z-index="2" draw:name="Forma 3" draw:style-name="gr3" draw:text-style-name="P116" svg:width="7.039cm" svg:height="5.213cm" svg:x="4.517cm" svg:y="0.067cm"><text:p/><draw:enhanced-geometry svg:viewBox="0 0 21600 21600" draw:type="rectangle" draw:enhanced-path="M 0 0 L 21600 0 21600 21600 0 21600 0 0 Z N"/></draw:custom-shape><text:span text:style-name="T7"><text:s text:c="56"/></text:span><text:span text:style-name="T8">border</text:span><text:span text:style-name="T7"> <text:s text:c="196"/></text:span></text:p>
      <text:p text:style-name="P47"><draw:custom-shape text:anchor-type="paragraph" draw:z-index="3" draw:name="Forma 4" draw:style-name="gr2" draw:text-style-name="P115" svg:width="6.007cm" svg:height="3.811cm" svg:x="4.967cm" svg:y="0.146cm"><text:p/><draw:enhanced-geometry svg:viewBox="0 0 21600 21600" draw:type="rectangle" draw:enhanced-path="M 0 0 L 21600 0 21600 21600 0 21600 0 0 Z N"/></draw:custom-shape><text:span text:style-name="T7"><text:s text:c="55"/></text:span><text:span text:style-name="T8">padding</text:span><text:span text:style-name="T7"> <text:s text:c="112"/></text:span></text:p>
      <text:p text:style-name="P49"><draw:custom-shape text:anchor-type="paragraph" draw:z-index="4" draw:name="Forma 5" draw:style-name="gr1" draw:text-style-name="P114" svg:width="4.922cm" svg:height="2.7cm" svg:x="5.443cm" svg:y="0.093cm"><text:p/><draw:enhanced-geometry svg:viewBox="0 0 21600 21600" draw:type="rectangle" draw:enhanced-path="M 0 0 L 21600 0 21600 21600 0 21600 0 0 Z N"/></draw:custom-shape><text:span text:style-name="T7"><text:s text:c="48"/></text:span><text:span text:style-name="T11">Element Content </text:span><text:span text:style-name="T7"><text:s text:c="78"/></text:span></text:p>
      <text:p text:style-name="P47"><text:span text:style-name="T7"><text:s text:c="41"/></text:span><text:span text:style-name="T9">height</text:span><text:span text:style-name="T8"> <text:s/></text:span><text:span text:style-name="T7"><text:s text:c="115"/></text:span></text:p>
      <text:p text:style-name="P14"><text:s text:c="16"/>left <text:s text:c="76"/>right <text:s text:c="37"/></text:p>
      <text:p text:style-name="P50"><text:span text:style-name="T7"><text:s/><text:tab/><text:tab/><text:tab/><text:tab/><text:tab/><text:tab/></text:span><text:span text:style-name="T10">width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bottom<text:tab/> <text:s text:c="50"/></text:span></text:p>
      <text:p text:style-name="P15"><text:soft-page-break/></text:p>
      <text:p text:style-name="P45"><text:span text:style-name="T38">H</text:span><text:span text:style-name="T36">TML</text:span></text:p>
      <text:p text:style-name="P2"><text:span text:style-name="T37"><text:s/></text:span><text:span text:style-name="T36">&lt;</text:span><text:span text:style-name="T40">header</text:span><text:span text:style-name="T36">&gt;</text:span></text:p>
      <text:p text:style-name="P3">&lt;<text:span text:style-name="T39">h1</text:span>&gt;AMTec Sistem&lt;/<text:span text:style-name="T39">h1</text:span>&gt;</text:p>
      <text:p text:style-name="P3">&lt;<text:span text:style-name="T39">p</text:span>&gt;</text:p>
      <text:p text:style-name="P3">&lt;<text:span text:style-name="T39">span</text:span>&gt;</text:p>
      <text:p text:style-name="P3">Informação</text:p>
      <text:p text:style-name="P3">&lt;/<text:span text:style-name="T39">span</text:span>&gt;</text:p>
      <text:p text:style-name="P3">&lt;<text:span text:style-name="T39">span</text:span>&gt;</text:p>
      <text:p text:style-name="P3">extra</text:p>
      <text:p text:style-name="P3">&lt;/<text:span text:style-name="T39">span</text:span>&gt;</text:p>
      <text:p text:style-name="P3">&lt;/<text:span text:style-name="T39">p</text:span>&gt;</text:p>
      <text:p text:style-name="P43"/>
      <text:p text:style-name="P3">&lt;/<text:span text:style-name="T39">header</text:span>&gt;</text:p>
      <text:p text:style-name="P15"/>
      <text:p text:style-name="P31">CSS</text:p>
      <text:p text:style-name="P16"/>
      <text:p text:style-name="P3"><text:span text:style-name="T39">header</text:span>{</text:p>
      <text:p text:style-name="P3">border: <text:span text:style-name="T42">1</text:span><text:span text:style-name="T39">px</text:span> <text:span text:style-name="T42">solid</text:span> <text:span text:style-name="T42">red</text:span>; <text:s text:c="6"/><text:span text:style-name="T31">&lt;</text:span><text:span text:style-name="T32">Bordas</text:span><text:span text:style-name="T31">&gt;</text:span></text:p>
      <text:p text:style-name="P3">padding: <text:span text:style-name="T42">60</text:span><text:span text:style-name="T39">px</text:span>; <text:s text:c="15"/><text:span text:style-name="T31">&lt;</text:span><text:span text:style-name="T32">Preenchimentos&gt;</text:span></text:p>
      <text:p text:style-name="P3">}</text:p>
      <text:p text:style-name="P3">h1{</text:p>
      <text:p text:style-name="P3">border: <text:span text:style-name="T42">1</text:span><text:span text:style-name="T39">px</text:span> <text:span text:style-name="T42">solid</text:span> <text:span text:style-name="T42">green</text:span>;</text:p>
      <text:p text:style-name="P3">height: <text:span text:style-name="T42">60</text:span><text:span text:style-name="T39">px</text:span>; <text:s text:c="10"/><text:span text:style-name="T31">&lt;</text:span><text:span text:style-name="T32">Tamanho</text:span><text:span text:style-name="T31">&gt;</text:span></text:p>
      <text:p text:style-name="P4">display: <text:span text:style-name="T42">inline</text:span>; <text:s text:c="9"/><text:span text:style-name="T33">&lt;</text:span><text:span text:style-name="T34">para sair da opção block e agrupar em linha os elementos</text:span><text:span text:style-name="T33">&gt;</text:span></text:p>
      <text:p text:style-name="P4">}</text:p>
      <text:p text:style-name="P43"/>
      <text:p text:style-name="P3"><text:span text:style-name="T39">p</text:span>{</text:p>
      <text:p text:style-name="P3">border: <text:span text:style-name="T42">1</text:span><text:span text:style-name="T39">px</text:span> <text:span text:style-name="T42">solid</text:span> <text:span text:style-name="T42">purple</text:span>;</text:p>
      <text:p text:style-name="P3">margin: <text:span text:style-name="T42">20</text:span><text:span text:style-name="T39">px</text:span>; <text:s text:c="5"/><text:span text:style-name="T31"><text:s/>&lt;</text:span><text:span text:style-name="T32">para dar margem aos elementos</text:span><text:span text:style-name="T31">&gt;</text:span></text:p>
      <text:p text:style-name="P3">display: <text:span text:style-name="T42">inline</text:span>;</text:p>
      <text:p text:style-name="P3">}</text:p>
      <text:p text:style-name="P43"/>
      <text:p text:style-name="P3"><text:span text:style-name="T39">span</text:span>{</text:p>
      <text:p text:style-name="P3">border: <text:span text:style-name="T42">1</text:span><text:span text:style-name="T39">px</text:span> <text:span text:style-name="T42">solid</text:span> <text:span text:style-name="T42">pink</text:span>;</text:p>
      <text:p text:style-name="P3">display: <text:span text:style-name="T42">block</text:span>; <text:s text:c="12"/><text:span text:style-name="T33">&lt;</text:span><text:span text:style-name="T34">para sair da opção inline e agrupar abaixo dos elementos</text:span><text:span text:style-name="T33">&gt;</text:span></text:p>
      <text:p text:style-name="P3">}</text:p>
      <text:p text:style-name="P11"><text:soft-page-break/>Após baixar a extensões do vscode segue abaixo umas recomendações.</text:p>
      <text:p text:style-name="P11"/>
      <text:p text:style-name="P11">Abrir uma nova pasta no visual e dar-lhe o nome de .vscode, dentro dela duas folhas de configurações chamadas de extension.json e settings.json.</text:p>
      <text:p text:style-name="P11">Em seguida copiar e colar estas linhas de códigos dentro de cada uma e salvar e pronto esta feito as configurações devidas para dar seguimento.</text:p>
      <text:p text:style-name="P11"/>
      <text:h text:style-name="P10" text:outline-level="2">Configurando o VSCode</text:h>
      <text:h text:style-name="Heading_20_1" text:outline-level="1">extension.json</text:h>
      <text:p text:style-name="Preformatted_20_Text"><text:span text:style-name="Source_20_Text">{</text:span></text:p>
      <text:p text:style-name="Preformatted_20_Text"><text:span text:style-name="Source_20_Text"><text:s text:c="2"/>"recommendations": [</text:span></text:p>
      <text:p text:style-name="Preformatted_20_Text"><text:span text:style-name="Source_20_Text"><text:s text:c="4"/>"esbenp.prettier-vscode",</text:span></text:p>
      <text:p text:style-name="Preformatted_20_Text"><text:span text:style-name="Source_20_Text"><text:s text:c="4"/>"PKief.material-icon-theme",</text:span></text:p>
      <text:p text:style-name="Preformatted_20_Text"><text:span text:style-name="Source_20_Text"><text:s text:c="4"/>"rocketseat.theme-omni",</text:span></text:p>
      <text:p text:style-name="Preformatted_20_Text"><text:span text:style-name="Source_20_Text"><text:s text:c="4"/>"ritwickdey.LiveServer"</text:span></text:p>
      <text:p text:style-name="Preformatted_20_Text"><text:span text:style-name="Source_20_Text"><text:s text:c="2"/>]</text:span></text:p>
      <text:p text:style-name="P46"><text:span text:style-name="Source_20_Text">}</text:span></text:p>
      <text:h text:style-name="Heading_20_1" text:outline-level="1">settings.json</text:h>
      <text:p text:style-name="Preformatted_20_Text"/>
      <text:p text:style-name="Preformatted_20_Text"><text:span text:style-name="Source_20_Text"><text:s/>{</text:span></text:p>
      <text:p text:style-name="Preformatted_20_Text"><text:span text:style-name="Source_20_Text"><text:s text:c="2"/>// editor</text:span></text:p>
      <text:p text:style-name="Preformatted_20_Text"><text:span text:style-name="Source_20_Text"><text:s text:c="2"/>"editor.wordWrap": "on",</text:span></text:p>
      <text:p text:style-name="Preformatted_20_Text"><text:span text:style-name="Source_20_Text"><text:s text:c="2"/>"editor.fontSize": 18,</text:span></text:p>
      <text:p text:style-name="Preformatted_20_Text"><text:span text:style-name="Source_20_Text"><text:s text:c="2"/>"editor.lineHeight": 30,</text:span></text:p>
      <text:p text:style-name="Preformatted_20_Text"><text:span text:style-name="Source_20_Text"><text:s text:c="2"/>"editor.tabSize": 2,</text:span></text:p>
      <text:p text:style-name="Preformatted_20_Text"><text:span text:style-name="Source_20_Text"><text:s text:c="2"/>"editor.bracketPairColorization.enabled": true,</text:span></text:p>
      <text:p text:style-name="Preformatted_20_Text"><text:span text:style-name="Source_20_Text"><text:s text:c="2"/>"editor.guides.bracketPairs": true,</text:span></text:p>
      <text:p text:style-name="Preformatted_20_Text"><text:span text:style-name="Source_20_Text"><text:s text:c="2"/>"editor.minimap.enabled": false,</text:span></text:p>
      <text:p text:style-name="Preformatted_20_Text"><text:span text:style-name="Source_20_Text"><text:s text:c="2"/>"editor.formatOnSave": true,</text:span></text:p>
      <text:p text:style-name="Preformatted_20_Text"><text:span text:style-name="Source_20_Text"><text:s text:c="2"/>"editor.formatOnPaste": true,</text:span></text:p>
      <text:p text:style-name="Preformatted_20_Text"><text:span text:style-name="Source_20_Text"><text:s text:c="2"/>"files.autoSave": "afterDelay",</text:span></text:p>
      <text:p text:style-name="Preformatted_20_Text"/>
      <text:p text:style-name="Preformatted_20_Text"><text:span text:style-name="Source_20_Text"><text:s text:c="2"/>// explorer</text:span></text:p>
      <text:p text:style-name="Preformatted_20_Text"><text:span text:style-name="Source_20_Text"><text:s text:c="2"/>"explorer.compactFolders": false,</text:span></text:p>
      <text:p text:style-name="Preformatted_20_Text"/>
      <text:p text:style-name="Preformatted_20_Text"><text:span text:style-name="Source_20_Text"><text:s text:c="2"/>// workbench</text:span></text:p>
      <text:p text:style-name="Preformatted_20_Text"><text:span text:style-name="Source_20_Text"><text:s text:c="2"/>"workbench.editor.enablePreview": false,</text:span></text:p>
      <text:p text:style-name="Preformatted_20_Text"><text:span text:style-name="Source_20_Text"><text:s text:c="2"/>"workbench.iconTheme": "material-icon-theme",</text:span></text:p>
      <text:p text:style-name="Preformatted_20_Text"><text:span text:style-name="Source_20_Text"><text:s text:c="2"/>"workbench.colorTheme": "Omni",</text:span></text:p>
      <text:p text:style-name="Preformatted_20_Text"/>
      <text:p text:style-name="Preformatted_20_Text"><text:span text:style-name="Source_20_Text"><text:s text:c="2"/>// prettier</text:span></text:p>
      <text:p text:style-name="Preformatted_20_Text"><text:span text:style-name="Source_20_Text"><text:s text:c="2"/>"editor.defaultFormatter": "esbenp.prettier-vscode",</text:span></text:p>
      <text:p text:style-name="Preformatted_20_Text"><text:span text:style-name="Source_20_Text"><text:s text:c="2"/>"prettier.enable": true,</text:span></text:p>
      <text:p text:style-name="Preformatted_20_Text"><text:span text:style-name="Source_20_Text"><text:s text:c="2"/>"prettier.singleQuote": false,</text:span></text:p>
      <text:p text:style-name="Preformatted_20_Text"><text:span text:style-name="Source_20_Text"><text:s text:c="2"/>"prettier.tabWidth": 2,</text:span></text:p>
      <text:p text:style-name="Preformatted_20_Text"><text:span text:style-name="Source_20_Text"><text:s text:c="2"/>"prettier.semi": false,</text:span></text:p>
      <text:p text:style-name="Preformatted_20_Text"/>
      <text:p text:style-name="Preformatted_20_Text"><text:span text:style-name="Source_20_Text"><text:s text:c="2"/>// terminal</text:span></text:p>
      <text:p text:style-name="Preformatted_20_Text"><text:span text:style-name="Source_20_Text"><text:s text:c="2"/>"terminal.integrated.fontSize": 16,</text:span></text:p>
      <text:p text:style-name="Preformatted_20_Text"><text:span text:style-name="Source_20_Text"><text:s text:c="2"/>"terminal.integrated.profiles.windows": {</text:span></text:p>
      <text:p text:style-name="Preformatted_20_Text"><text:soft-page-break/><text:span text:style-name="Source_20_Text"><text:s text:c="4"/>"Git Bash": {</text:span></text:p>
      <text:p text:style-name="Preformatted_20_Text"><text:span text:style-name="Source_20_Text"><text:s text:c="6"/>"source": "Git Bash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46"><text:span text:style-name="Source_20_Text"><text:s text:c="2"/>"terminal.integrated.defaultProfile.windows": "Git Bash"</text:span></text:p>
      <text:p text:style-name="P11"/>
      <text:p text:style-name="P32">Adicionando o arquivo css</text:p>
      <text:p text:style-name="P32"/>
      <text:p text:style-name="P1"><text:span text:style-name="T36">Para que seja visível meus estilos de página é necessário ter a tag &lt;</text:span><text:span text:style-name="T45">link</text:span><text:span text:style-name="T36"> </text:span><text:span text:style-name="T43">rel=</text:span><text:span text:style-name="T17">”stylesheet” </text:span><text:span text:style-name="T43">href=</text:span><text:span text:style-name="T17">”style.css”</text:span><text:span text:style-name="T36">&gt; dentro da tag &lt;head&gt; que já acompanha a tag HTML.</text:span></text:p>
      <text:p text:style-name="P17"/>
      <text:p text:style-name="P33">Aplicando o background no projeto</text:p>
      <text:p text:style-name="P33"/>
      <text:p text:style-name="P18">forma de se aplicar estilos usando poucas linhas de estilo, com imagens externas, ou seja, direto de uma pasta ou diretório e fora de alguma pagina da rede.</text:p>
      <text:p text:style-name="P18"/>
      <text:p text:style-name="P53"><text:span text:style-name="T15">body</text:span><text:span text:style-name="T36">{</text:span></text:p>
      <text:p text:style-name="P58">/*</text:p>
      <text:p text:style-name="P58">background: url(./assets/assets/bg-mobile.jpg);</text:p>
      <text:p text:style-name="P58">background-repeat: no-repeat;</text:p>
      <text:p text:style-name="P58">background-position: top center;</text:p>
      <text:p text:style-name="P58">background-size: cover;*/</text:p>
      <text:p text:style-name="P61"/>
      <text:p text:style-name="P58">/*Comentário a sima fechado para fazer tudo do que a sima esta em uma única linha de comando, como esta abaixo*/</text:p>
      <text:p text:style-name="P58">/*background:-color-image-repeat-position/size*/</text:p>
      <text:p text:style-name="P54"><text:span text:style-name="T22">background</text:span><text:span text:style-name="T14">:</text:span> <text:span text:style-name="T22">url</text:span>(<text:span text:style-name="T46">./assets/assets/bg-mobile.jpg</text:span>) <text:span text:style-name="T23">no-repeat</text:span> <text:span text:style-name="T23">top</text:span> <text:span text:style-name="T23">center</text:span>/<text:span text:style-name="T23">cover</text:span>;</text:p>
      <text:p text:style-name="P59"/>
      <text:p text:style-name="P34">As caixas do HTML e do CSS na pratica</text:p>
      <text:p text:style-name="P34"/>
      <text:p text:style-name="P19"/>
      <text:p text:style-name="P19"/>
      <text:p text:style-name="P19"/>
      <text:p text:style-name="P35"><text:soft-page-break/>Javascript</text:p>
      <text:p text:style-name="P20"/>
      <text:list xml:id="list2980808448" text:style-name="L10">
        <text:list-item>
          <text:p text:style-name="P83">É uma linguagem de programação</text:p>
        </text:list-item>
      </text:list>
      <text:p text:style-name="P20">Interpretada e executada pelos navegadores</text:p>
      <text:p text:style-name="P20"/>
      <text:list xml:id="list3733513512" text:style-name="L11">
        <text:list-item>
          <text:p text:style-name="P84">A inteligência da tríade</text:p>
        </text:list-item>
      </text:list>
      <text:p text:style-name="P20">HTML é a estrutura, CSS é a beleza e JS é a inteligência</text:p>
      <text:p text:style-name="P20"/>
      <text:list xml:id="list234124084588670" text:continue-numbering="true" text:style-name="L11">
        <text:list-item>
          <text:p text:style-name="P84">Não é Java</text:p>
        </text:list-item>
      </text:list>
      <text:p text:style-name="P20">Apesar do nome ser semelhante, são linguagens diferentes</text:p>
      <text:p text:style-name="P35"/>
      <text:list xml:id="list1344947128" text:style-name="L12">
        <text:list-item>
          <text:p text:style-name="P85">Algorítimo</text:p>
        </text:list-item>
      </text:list>
      <text:p text:style-name="P20">Sequência de passos, conjunto de regras</text:p>
      <text:list xml:id="list234124290024981" text:continue-numbering="true" text:style-name="L12">
        <text:list-item>
          <text:p text:style-name="P85">Lógica de programação</text:p>
        </text:list-item>
      </text:list>
      <text:p text:style-name="P20">Maneira de pensar</text:p>
      <text:list xml:id="list234123832576975" text:continue-numbering="true" text:style-name="L12">
        <text:list-item>
          <text:p text:style-name="P85">Sintaxe</text:p>
        </text:list-item>
      </text:list>
      <text:p text:style-name="P20">Maneira correta de escrever</text:p>
      <text:p text:style-name="P20"/>
      <text:p text:style-name="P20"/>
      <text:p text:style-name="P21"><text:span text:style-name="T31">Porque</text:span> <text:span text:style-name="T31">aprender</text:span> <text:span text:style-name="T31">Javascript?</text:span></text:p>
      <text:p text:style-name="P36"/>
      <text:list xml:id="list1579949577" text:style-name="L13">
        <text:list-item>
          <text:p text:style-name="P87">Aplicativos</text:p>
        </text:list-item>
      </text:list>
      <text:p text:style-name="P21">Para web, Desktop (Electron) e mobile (React Native)</text:p>
      <text:p text:style-name="P21"/>
      <text:list xml:id="list234123443108768" text:continue-numbering="true" text:style-name="L13">
        <text:list-item>
          <text:p text:style-name="P87">Empresas famosas</text:p>
        </text:list-item>
      </text:list>
      <text:p text:style-name="P21">Instagran, Google, Netflix, TikTok…</text:p>
      <text:p text:style-name="P21"/>
      <text:list xml:id="list234123530033319" text:continue-numbering="true" text:style-name="L13">
        <text:list-item>
          <text:p text:style-name="P87">Moderna e viva</text:p>
        </text:list-item>
      </text:list>
      <text:p text:style-name="P21">Comunidade e linguagem que cresce a cada vez mais</text:p>
      <text:p text:style-name="P20"/>
      <text:p text:style-name="P36">Instruções e sintaxe</text:p>
      <text:p text:style-name="P21"/>
      <text:p text:style-name="P21">Toda linguagem é escrita com esses 2 principios</text:p>
      <text:p text:style-name="P21"/>
      <text:list xml:id="list2382234793" text:style-name="L14">
        <text:list-item>
          <text:p text:style-name="P88">Instruções (<text:span text:style-name="T35">Declarações</text:span>)</text:p>
        </text:list-item>
      </text:list>
      <text:p text:style-name="P21">Ordens ao computador</text:p>
      <text:p text:style-name="P21"/>
      <text:list xml:id="list1579456414" text:style-name="L15">
        <text:list-item>
          <text:p text:style-name="P89"><text:soft-page-break/>Sintaxe</text:p>
        </text:list-item>
      </text:list>
      <text:p text:style-name="P21">Maneira correta de escrever</text:p>
      <text:p text:style-name="P21"/>
      <text:p text:style-name="P2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4"><text:span text:style-name="T26">alert</text:span><text:span text:style-name="T47">(“Fala, Dev!”)</text:span> <text:span text:style-name="T48"><text:s/>// <text:s/>Fala, Dev!</text:span></text:p>
            <text:p text:style-name="Standard"><text:s/></text:p>
            <text:p text:style-name="Standard"><text:s/><text:span text:style-name="T25">alert</text:span><text:span text:style-name="T16">((</text:span>10 * 100<text:span text:style-name="T16">)</text:span> + <text:span text:style-name="T47">“ abraços”</text:span><text:span text:style-name="T16">)</text:span></text:p>
            <text:p text:style-name="Standard"><text:s/><text:span text:style-name="T49">//1000 abraços!</text:span></text:p>
            <text:p text:style-name="P64"/>
          </table:table-cell>
        </table:table-row>
      </table:table>
      <text:p text:style-name="P21"/>
      <text:p text:style-name="P22">Existem palavras reservadas da linguagem.</text:p>
      <text:p text:style-name="P22">Elas são responsáveis em dar significado a diversas funções.</text:p>
      <text:p text:style-name="P22"/>
      <text:p text:style-name="P37"><text:s/>Executando jsavascipt</text:p>
      <text:p text:style-name="P37"/>
      <text:p text:style-name="P37"/>
      <text:p text:style-name="P22">Podemos executar diretamente no Navegador</text:p>
      <text:p text:style-name="P22"/>
      <text:list xml:id="list3259061656" text:style-name="L16">
        <text:list-item>
          <text:p text:style-name="P90">Ferramenta <text:span text:style-name="T50">DevTools</text:span></text:p>
        </text:list-item>
      </text:list>
      <text:p text:style-name="P56"><text:span text:style-name="T5">Apertando o atalho </text:span><text:span text:style-name="T19">F12</text:span><text:span text:style-name="T5"> no seu teclado</text:span></text:p>
      <text:p text:style-name="P22"/>
      <text:p text:style-name="P22"/>
      <text:list xml:id="list3641266806" text:style-name="L17">
        <text:list-item>
          <text:p text:style-name="P91">Plataforma online</text:p>
        </text:list-item>
      </text:list>
      <text:p text:style-name="P22">fronteditor.dev</text:p>
      <text:p text:style-name="P22">codepen.io</text:p>
      <text:p text:style-name="P22"/>
      <text:list xml:id="list1245828336" text:style-name="L18">
        <text:list-item>
          <text:p text:style-name="P92">Projeto local</text:p>
        </text:list-item>
      </text:list>
      <text:p text:style-name="P22">Arquivos no computador</text:p>
      <text:p text:style-name="P2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6">←!--Em <text:span text:style-name="T51">um arquivo index.html→</text:span></text:p>
            <text:p text:style-name="P67">←!--<text:span text:style-name="T51">executa js direto <text:s/>no arquivo html-→</text:span></text:p>
            <text:p text:style-name="P67"/>
            <text:p text:style-name="P67"><text:span text:style-name="T16">&lt;</text:span><text:span text:style-name="T41">script</text:span><text:span text:style-name="T16">&gt;</text:span><text:span text:style-name="T18">alert(‘Olá!’)&lt;/</text:span><text:span text:style-name="T41">scipt</text:span><text:span text:style-name="T18">&gt;</text:span></text:p>
            <text:p text:style-name="P67"/>
            <text:p text:style-name="P67">←!--<text:span text:style-name="T51">importa um arquivo .js no seu html-→</text:span></text:p>
            <text:p text:style-name="P67"/>
            <text:p text:style-name="P67"><text:span text:style-name="T16">&lt;</text:span><text:span text:style-name="T41">script </text:span><text:span text:style-name="T27">scr=</text:span><text:span text:style-name="T41">”./script.js”</text:span><text:span text:style-name="T18">&gt;&lt;/</text:span><text:span text:style-name="T41">scipt</text:span><text:span text:style-name="T18">&gt;</text:span></text:p>
          </table:table-cell>
        </table:table-row>
      </table:table>
      <text:p text:style-name="P22"/>
      <text:p text:style-name="P38"/>
      <text:p text:style-name="P38"><text:soft-page-break/></text:p>
      <text:p text:style-name="P38">Variáveis e tipos de dados</text:p>
      <text:p text:style-name="P38"/>
      <text:list xml:id="list3053245348" text:style-name="L19">
        <text:list-item>
          <text:p text:style-name="P93">Variáveis</text:p>
        </text:list-item>
      </text:list>
      <text:p text:style-name="P23">Uma caixinha onde guardamos tipo de dados para usar mais tarde</text:p>
      <text:p text:style-name="P23"/>
      <text:list xml:id="list1549729133" text:style-name="L20">
        <text:list-item>
          <text:p text:style-name="P94">Tipos de dados</text:p>
        </text:list-item>
      </text:list>
      <text:p text:style-name="P23">Informações que podem serem <text:span text:style-name="T19">textos</text:span>, <text:span text:style-name="T19">números</text:span>, <text:span text:style-name="T19">booleanos</text:span> (Valores lógicos: verdadeiros ou falsos) ou dados mais <text:span text:style-name="T19">estruturados</text:span>.</text:p>
      <text:p text:style-name="P23"/>
      <text:p text:style-name="P39">Variáveis e tipos de dados</text:p>
      <text:p text:style-name="P2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4"><text:s/><text:span text:style-name="T54">//declaro e atribuo valor</text:span></text:p>
            <text:p text:style-name="Standard"><text:s/><text:span text:style-name="T56">let </text:span><text:s/>boasVindas <text:s/>= <text:span text:style-name="T16">“Fala, <text:s/>Dev!”</text:span> ;</text:p>
            <text:p text:style-name="Standard"><text:s/><text:span text:style-name="T57">BoasVindas = </text:span><text:span text:style-name="T16">“Fala, Dev! Beleza?!”</text:span></text:p>
            <text:p text:style-name="Standard"><text:s/></text:p>
            <text:p text:style-name="Standard"><text:s/><text:span text:style-name="T53">// Constante <text:s/>não pode mudar o valor</text:span></text:p>
            <text:p text:style-name="Standard"><text:s/><text:span text:style-name="T56">Const</text:span> <text:s/>serHumano = <text:s/><text:span text:style-name="T16">true</text:span> ;</text:p>
            <text:p text:style-name="Standard"><text:s/><text:span text:style-name="T57">SerHumano = false</text:span><text:span text:style-name="T52"> // Erro!</text:span></text:p>
            <text:p text:style-name="P64"/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6">//<text:span text:style-name="T58">String</text:span></text:p>
            <text:p text:style-name="P66">“”</text:p>
            <text:p text:style-name="P66">“</text:p>
            <text:p text:style-name="P66">``</text:p>
            <text:p text:style-name="P66">//<text:span text:style-name="T58">Number</text:span></text:p>
            <text:p text:style-name="P68">1</text:p>
            <text:p text:style-name="P68">1.2</text:p>
            <text:p text:style-name="P68"/>
            <text:p text:style-name="P68">//Booleano</text:p>
            <text:p text:style-name="P68">true</text:p>
            <text:p text:style-name="P68">false</text:p>
          </table:table-cell>
        </table:table-row>
      </table:table>
      <text:p text:style-name="P23"/>
      <text:p text:style-name="P96">!funções</text:p>
      <text:p text:style-name="P38"/>
      <text:list xml:id="list1526432253" text:style-name="L21">
        <text:list-item>
          <text:p text:style-name="P97">Agrupamento de código</text:p>
        </text:list-item>
        <text:list-item>
          <text:p text:style-name="P97">Reuso de código</text:p>
        </text:list-item>
        <text:list-item>
          <text:p text:style-name="P97">Mini programas dentro do programa maior</text:p>
        </text:list-item>
        <text:list-item>
          <text:p text:style-name="P97">Toda linguagem oferece muitas opções</text:p>
        </text:list-item>
      </text:list>
      <text:p text:style-name="P96"/>
      <text:p text:style-name="P96"/>
      <text:p text:style-name="P96"/>
      <text:p text:style-name="P96"/>
      <text:p text:style-name="P96"><text:soft-page-break/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11">// <text:span text:style-name="T59">usando uma função</text:span></text:p>
            <text:p text:style-name="P108"><text:span text:style-name="T60">alert</text:span>(<text:span text:style-name="T16">‘Fala, Dev!’</text:span>)</text:p>
            <text:p text:style-name="P108"/>
            <text:p text:style-name="P110">// criando uma função</text:p>
            <text:p text:style-name="P108"><text:span text:style-name="T55">function</text:span> <text:span text:style-name="T60">alert</text:span>(<text:span text:style-name="T16">text</text:span>) {</text:p>
            <text:p text:style-name="P108"><text:span text:style-name="T55">return</text:span> <text:span text:style-name="T60">text</text:span></text:p>
            <text:p text:style-name="P108">}</text:p>
          </table:table-cell>
        </table:table-row>
      </table:table>
      <text:p text:style-name="P76"/>
      <text:p text:style-name="P98">Objetos</text:p>
      <text:p text:style-name="P77"/>
      <text:p text:style-name="P77">Ele domina o javscript</text:p>
      <text:p text:style-name="P77"/>
      <text:p text:style-name="P98">Tudo é objeto</text:p>
      <text:list xml:id="list3736825071" text:style-name="L22">
        <text:list-item>
          <text:p text:style-name="P99">Atributos</text:p>
        </text:list-item>
      </text:list>
      <text:p text:style-name="P77">São as propriedades de um objeto</text:p>
      <text:p text:style-name="P77"/>
      <text:list xml:id="list234125289744662" text:continue-numbering="true" text:style-name="L22">
        <text:list-item>
          <text:p text:style-name="P99">Métodos</text:p>
        </text:list-item>
      </text:list>
      <text:p text:style-name="P77">São as funcionalidades de um objeto</text:p>
      <text:p text:style-name="P77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3">// <text:span text:style-name="T61">criando um objeto</text:span></text:p>
            <text:p text:style-name="P109"><text:span text:style-name="T44">const</text:span> <text:span text:style-name="T16">person</text:span> = {</text:p>
            <text:p text:style-name="P109"><text:span text:style-name="T62">age</text:span>: <text:span text:style-name="T64">18</text:span>,</text:p>
            <text:p text:style-name="P109"><text:span text:style-name="T63">drive</text:span>: <text:span text:style-name="T44">function</text:span>() {}</text:p>
            <text:p text:style-name="P109">}</text:p>
            <text:p text:style-name="P109"/>
            <text:p text:style-name="P112">//usando um objeto</text:p>
            <text:p text:style-name="P109"><text:span text:style-name="T16">person</text:span>.<text:span text:style-name="T63">drive</text:span>()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able:table table:name="Tabela8" table:style-name="Tabela8">
        <table:table-column table:style-name="Tabela8.A"/>
        <text:soft-page-break/>
        <table:table-row>
          <table:table-cell table:style-name="Tabela8.A1" office:value-type="string">
            <text:p text:style-name="P103"><text:span text:style-name="T14">function</text:span> <text:span text:style-name="T65">toggleMode</text:span>(){</text:p>
            <text:p text:style-name="P104"><text:span text:style-name="T14">const</text:span> html <text:span text:style-name="T14">=</text:span> document.documentElement</text:p>
            <text:p text:style-name="P106"/>
            <text:p text:style-name="P105">//if(html.classList.contains('light')){</text:p>
            <text:p text:style-name="P105">//html.classList.remove('light') <text:s/><text:span text:style-name="T12">(todas estas linhas fazem o mesmo que)</text:span></text:p>
            <text:p text:style-name="P105">//} else{</text:p>
            <text:p text:style-name="P105">//html.classList.add('light')</text:p>
            <text:p text:style-name="P105">//}</text:p>
            <text:p text:style-name="P106"/>
            <text:p text:style-name="P104">html.classList.<text:span text:style-name="T65">toggle</text:span>(<text:span text:style-name="T66">'light'</text:span>) <text:s text:c="15"/><text:span text:style-name="T12">(Esta linha sozinha faz)</text:span></text:p>
            <text:p text:style-name="P104">}</text:p>
            <text:p text:style-name="P66"/>
          </table:table-cell>
        </table:table-row>
      </table:table>
      <text:p text:style-name="P77"/>
      <text:p text:style-name="P77"/>
      <text:p text:style-name="P100">Atualizando atributos HTML como Javascript</text:p>
      <text:p text:style-name="P100"/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JetBrains Mono" svg:font-family="'JetBrains Mono', Menlo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1:01:04.970340892</meta:creation-date>
    <dc:date>2023-05-31T23:41:14.234008594</dc:date>
    <meta:editing-duration>PT11H3M40S</meta:editing-duration>
    <meta:editing-cycles>4</meta:editing-cycles>
    <meta:generator>LibreOffice/7.3.7.2$Linux_X86_64 LibreOffice_project/30$Build-2</meta:generator>
    <meta:document-statistic meta:table-count="8" meta:image-count="0" meta:object-count="0" meta:page-count="11" meta:paragraph-count="268" meta:word-count="1000" meta:character-count="8294" meta:non-whitespace-character-count="6136"/>
  </office:meta>
</office:document-meta>
</file>